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72pt" style:font-size-asian="63pt" style:font-size-complex="72pt"/>
    </style:style>
    <style:style style:name="P2" style:family="paragraph" style:parent-style-name="Standard">
      <style:paragraph-properties fo:text-align="center" style:justify-single-word="false"/>
      <style:text-properties fo:font-size="72pt" officeooo:rsid="00159a28" officeooo:paragraph-rsid="00159a28" style:font-size-asian="63pt" style:font-size-complex="72pt"/>
    </style:style>
    <style:style style:name="P3" style:family="paragraph" style:parent-style-name="Standard">
      <style:paragraph-properties fo:text-align="center" style:justify-single-word="false"/>
      <style:text-properties fo:font-size="12pt" officeooo:rsid="00159a28" officeooo:paragraph-rsid="00159a28" style:font-size-asian="10.5pt" style:font-size-complex="12pt"/>
    </style:style>
    <style:style style:name="P4" style:family="paragraph" style:parent-style-name="Standard">
      <style:paragraph-properties fo:text-align="start" style:justify-single-word="false"/>
      <style:text-properties fo:font-size="12pt" officeooo:rsid="00159a28" officeooo:paragraph-rsid="00159a28" style:font-size-asian="10.5pt" style:font-size-complex="12pt"/>
    </style:style>
    <style:style style:name="P5" style:family="paragraph" style:parent-style-name="Standard">
      <style:paragraph-properties fo:text-align="start" style:justify-single-word="false"/>
      <style:text-properties fo:font-size="12pt" officeooo:rsid="00159a28" officeooo:paragraph-rsid="0015baca" style:font-size-asian="10.5pt" style:font-size-complex="12pt"/>
    </style:style>
    <style:style style:name="T1" style:family="text">
      <style:text-properties officeooo:rsid="0015ba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Oxy</text:p>
      <text:p text:style-name="P2"/>
      <text:p text:style-name="P2"/>
      <text:p text:style-name="P2"/>
      <text:p text:style-name="P2"/>
      <text:p text:style-name="P3"/>
      <text:p text:style-name="P3"><text:soft-page-break/>Programmer Manual</text:p>
      <text:p text:style-name="P3">Oxy</text:p>
      <text:p text:style-name="P4">1.<text:tab/>Problem Description</text:p>
      <text:p text:style-name="P4"><text:tab/>The Oxy class inherits from the tree class implemented in tree.t and defined in tree.h. It consists of functions which allow for employees, as implemented in employee.cpp and defined in employee.h, to be input into a binary search tree from a file and then displayed and manipulated by the user. The user can get employee data from a file, insert a new employee, update a current employee, display a current employee, list all of the records or a subset of the records by employee code, delete a current employee, and save any changes to a file which can then be read in by the program.</text:p>
      <text:p text:style-name="P4"/>
      <text:p text:style-name="P4">2.<text:tab/>Class Oxy</text:p>
      <text:p text:style-name="P4"/>
      <text:p text:style-name="P4"><text:tab/>Private data members:</text:p>
      <text:p text:style-name="P4"><text:tab/><text:tab/>bool populated<text:tab/><text:tab/><text:tab/>flag determining whether the tree has data or not</text:p>
      <text:p text:style-name="P4"><text:tab/></text:p>
      <text:p text:style-name="P4"><text:tab/>Private data functions:</text:p>
      <text:p text:style-name="P4"><text:tab/><text:tab/>printInOrder<text:tab/><text:tab/><text:tab/><text:tab/>prints tree using an inorder traversal</text:p>
      <text:p text:style-name="P4"><text:tab/><text:tab/>preOrderWrite<text:tab/><text:tab/><text:tab/><text:tab/>writes tree to a file using a preorder traversal</text:p>
      <text:p text:style-name="P4"><text:tab/><text:tab/>deleteTree<text:tab/><text:tab/><text:tab/><text:tab/>deletes the tree from the root using a postorder <text:tab/><text:tab/><text:tab/><text:tab/><text:tab/><text:tab/><text:tab/><text:tab/>traversal</text:p>
      <text:p text:style-name="P4"><text:tab/><text:tab/>isValidSSN<text:tab/><text:tab/><text:tab/><text:tab/>ensure a valid social security number</text:p>
      <text:p text:style-name="P4"><text:tab/><text:tab/>validateName<text:tab/><text:tab/><text:tab/><text:tab/>ensure a valid filename input</text:p>
      <text:p text:style-name="P4"><text:tab/><text:tab/>validateInt<text:tab/><text:tab/><text:tab/><text:tab/>ensure a valid integer input</text:p>
      <text:p text:style-name="P4"><text:tab/><text:tab/>validateDouble<text:tab/><text:tab/><text:tab/>ensure a valid double input</text:p>
      <text:p text:style-name="P4"/>
      <text:p text:style-name="P4"><text:tab/>Public data functions:</text:p>
      <text:p text:style-name="P4"><text:tab/><text:tab/>Oxy<text:tab/><text:tab/><text:tab/><text:tab/><text:tab/>constructor for an Oxy object</text:p>
      <text:p text:style-name="P4"><text:tab/><text:tab/>populate<text:tab/><text:tab/><text:tab/><text:tab/>get employee data from a file and put it into the tree</text:p>
      <text:p text:style-name="P4"><text:tab/><text:tab/>insertEmployee<text:tab/><text:tab/><text:tab/>insert a new employee into the tree</text:p>
      <text:p text:style-name="P4"><text:tab/><text:tab/>update<text:tab/><text:tab/><text:tab/><text:tab/><text:tab/>changes data for a current employee</text:p>
      <text:p text:style-name="P4"><text:tab/><text:tab/>retrieveEmployee<text:tab/><text:tab/><text:tab/>displays data for a current employee</text:p>
      <text:p text:style-name="P4"><text:tab/><text:tab/>writeToFile<text:tab/><text:tab/><text:tab/><text:tab/>writes tree data into a file</text:p>
      <text:p text:style-name="P4"><text:tab/><text:tab/>deleteEmployee<text:tab/><text:tab/><text:tab/>removes a current employee from the tree</text:p>
      <text:p text:style-name="P4"/>
      <text:p text:style-name="P4">3.<text:tab/>High Level Program Solution</text:p>
      <text:p text:style-name="P4"><text:tab/>Oxy</text:p>
      <text:p text:style-name="P4"><text:tab/><text:tab/>set populated to false</text:p>
      <text:p text:style-name="P4"/>
      <text:p text:style-name="P4"><text:tab/><text:span text:style-name="T1">populate</text:span></text:p>
      <text:p text:style-name="P4"><text:tab/><text:tab/><text:span text:style-name="T1">get input file from the user</text:span></text:p>
      <text:p text:style-name="P4"><text:tab/><text:tab/><text:span text:style-name="T1">if the tree is populated, delete the tree</text:span></text:p>
      <text:p text:style-name="P4"><text:tab/><text:tab/><text:span text:style-name="T1">read input file and insert employees into the tree</text:span></text:p>
      <text:p text:style-name="P4"><text:tab/><text:tab/><text:span text:style-name="T1">set populated to true</text:span></text:p>
      <text:p text:style-name="P4"/>
      <text:p text:style-name="P4"><text:tab/><text:span text:style-name="T1">insertEmployee</text:span></text:p>
      <text:p text:style-name="P4"><text:tab/><text:tab/><text:span text:style-name="T1">get the information for each field for the employee data from the user</text:span></text:p>
      <text:p text:style-name="P4"><text:tab/><text:tab/><text:span text:style-name="T1">insert the employee into the tree</text:span></text:p>
      <text:p text:style-name="P4"/>
      <text:p text:style-name="P4"/>
      <text:p text:style-name="P4"><text:soft-page-break/><text:tab/><text:span text:style-name="T1">update</text:span></text:p>
      <text:p text:style-name="P4"><text:tab/><text:tab/><text:span text:style-name="T1">get last name of employee to update</text:span></text:p>
      <text:p text:style-name="P4"><text:tab/><text:tab/><text:span text:style-name="T1">search tree for selected employee</text:span></text:p>
      <text:p text:style-name="P4"><text:tab/><text:tab/><text:span text:style-name="T1">if the employee is not found, return</text:span></text:p>
      <text:p text:style-name="P4"><text:tab/><text:tab/><text:span text:style-name="T1">display menu to allow user to select which field to update</text:span></text:p>
      <text:p text:style-name="P4"><text:tab/><text:tab/><text:span text:style-name="T1">when the user finishes updating, delete the old employee</text:span></text:p>
      <text:p text:style-name="P4"><text:tab/><text:tab/><text:span text:style-name="T1">insert the employee with the updated data</text:span></text:p>
      <text:p text:style-name="P4"/>
      <text:p text:style-name="P4"><text:tab/><text:span text:style-name="T1">retrieveEmployee</text:span></text:p>
      <text:p text:style-name="P5"><text:tab/><text:tab/><text:span text:style-name="T1">get last name of employee to update</text:span></text:p>
      <text:p text:style-name="P5"><text:tab/><text:tab/><text:span text:style-name="T1">search tree for selected employee</text:span></text:p>
      <text:p text:style-name="P5"><text:tab/><text:tab/><text:span text:style-name="T1">if the employee is not found, return</text:span></text:p>
      <text:p text:style-name="P5"><text:tab/><text:tab/><text:span text:style-name="T1">calculate the pay of the employee</text:span></text:p>
      <text:p text:style-name="P5"><text:tab/><text:tab/><text:span text:style-name="T1">display the selected employee as well as the calculated pay of the employee</text:span></text:p>
      <text:p text:style-name="P5"/>
      <text:p text:style-name="P5"><text:tab/><text:span text:style-name="T1">writeToFile</text:span></text:p>
      <text:p text:style-name="P5"><text:tab/><text:tab/><text:span text:style-name="T1">get the file name to store the data in from the user</text:span></text:p>
      <text:p text:style-name="P5"><text:tab/><text:tab/><text:span text:style-name="T1">call helper function preOrderWrite to write to the file</text:span></text:p>
      <text:p text:style-name="P5"/>
      <text:p text:style-name="P5"><text:tab/><text:span text:style-name="T1">deleteEmployee</text:span></text:p>
      <text:p text:style-name="P5"><text:tab/><text:tab/><text:span text:style-name="T1">get last name of employee to update</text:span></text:p>
      <text:p text:style-name="P5"><text:tab/><text:tab/><text:span text:style-name="T1">search tree for selected employee</text:span></text:p>
      <text:p text:style-name="P5"><text:tab/><text:tab/><text:span text:style-name="T1">if the employee is not found, return</text:span></text:p>
      <text:p text:style-name="P5"><text:tab/><text:tab/><text:span text:style-name="T1">delete selected employee from the tree</text:span></text:p>
      <text:p text:style-name="P5"/>
      <text:p text:style-name="P4"><text:tab/>printInOrder</text:p>
      <text:p text:style-name="P4"><text:tab/><text:tab/>if ALL is selected, display all employees</text:p>
      <text:p text:style-name="P4"><text:tab/><text:tab/>if OFF is selected, display employees with a code of 'O'</text:p>
      <text:p text:style-name="P4"><text:tab/><text:tab/>if FAC<text:tab/>is selected, display employees with a code of 'F'</text:p>
      <text:p text:style-name="P4"><text:tab/><text:tab/>if SAL is selected, display employees with a code of 'S'</text:p>
      <text:p text:style-name="P4"><text:tab/><text:tab/>otherwise, the input is invalid</text:p>
      <text:p text:style-name="P4"/>
      <text:p text:style-name="P4"><text:tab/>preOrderWrite</text:p>
      <text:p text:style-name="P4"><text:tab/><text:tab/>write the left side of the tree data to an output file</text:p>
      <text:p text:style-name="P4"><text:tab/><text:tab/>write the root of the tree data to an output file</text:p>
      <text:p text:style-name="P4"><text:tab/><text:tab/>write the right side of the tree data to an output file</text:p>
      <text:p text:style-name="P4"/>
      <text:p text:style-name="P4"><text:tab/>deleteTree</text:p>
      <text:p text:style-name="P4"><text:tab/><text:tab/>delete left side of the tree</text:p>
      <text:p text:style-name="P4"><text:tab/><text:tab/>delete right side of the tree</text:p>
      <text:p text:style-name="P4"><text:tab/><text:tab/>delete the root</text:p>
      <text:p text:style-name="P4"/>
      <text:p text:style-name="P4"><text:tab/>isValidSSN</text:p>
      <text:p text:style-name="P4"><text:tab/><text:tab/>if the input length is not 11, return false</text:p>
      <text:p text:style-name="P4"><text:tab/><text:tab/>if the first three characters, the middle two characters, or the last 4 characters are not <text:tab/><text:tab/><text:tab/><text:tab/>integers, set hasDigit flag to <text:s/>false</text:p>
      <text:p text:style-name="P4"><text:tab/><text:tab/>if the fourth or seventh characters are not hyphens, set hasHyphen flag to false</text:p>
      <text:p text:style-name="P4"><text:tab/><text:tab/>if hasDigit flag and hasHyphen flag are both true, return true</text:p>
      <text:p text:style-name="P4"><text:tab/><text:tab/>otherwise return false</text:p>
      <text:p text:style-name="P4"><text:soft-page-break/></text:p>
      <text:p text:style-name="P4"><text:tab/>validateName</text:p>
      <text:p text:style-name="P4"><text:tab/><text:tab/>if the input is larger than the buffer, reprompt until correct input</text:p>
      <text:p text:style-name="P4"/>
      <text:p text:style-name="P4"><text:tab/>validateInt</text:p>
      <text:p text:style-name="P4"><text:tab/><text:tab/>get input from user</text:p>
      <text:p text:style-name="P4"><text:tab/><text:tab/>if the input is not an integer, or is less than a lower bound, reprompt until correct input<text:tab/></text:p>
      <text:p text:style-name="P4"/>
      <text:p text:style-name="P4"><text:tab/>validateDouble</text:p>
      <text:p text:style-name="P4"><text:tab/><text:tab/>get input from user</text:p>
      <text:p text:style-name="P4"><text:tab/><text:tab/>if the input is not a double, or is less than a lower bound, reprompt until correct input<text:tab/></text:p>
      <text:p text:style-name="P4"/>
      <text:p text:style-name="P4"><text:tab/><text:tab/></text:p>
      <text:p text:style-name="P4"><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22:36:29.790000000</meta:creation-date>
    <dc:date>2018-12-17T23:04:49.683000000</dc:date>
    <meta:editing-duration>PT7M59S</meta:editing-duration>
    <meta:editing-cycles>1</meta:editing-cycles>
    <meta:document-statistic meta:table-count="0" meta:image-count="0" meta:object-count="0" meta:page-count="4" meta:paragraph-count="87" meta:word-count="653" meta:character-count="3922" meta:non-whitespace-character-count="3153"/>
    <meta:generator>LibreOffice/4.4.4.3$Windows_x86 LibreOffice_project/2c39ebcf046445232b798108aa8a7e7d89552ea8</meta:generator>
  </office:meta>
</office:document-meta>
</file>